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Porte en permanence un grand chapeau de magicien et une cape dissimulant bon nombre de gadgets/objets truqués.<text:line-break/>&lt;h3&gt;Reverse Jesus&lt;/h3&gt;&lt;div style="padding-right:3px; line-height:12px; height:80px; overflow:auto; margin-bottom:5px;"&gt;Erland a la -merveilleuse- capacité de transformer n'importe quel alcool en eau. D'une utilité pas encore avérée, surtout pour un ivrogne comme lui.&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text:soft-page-break/>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line-break/><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text:soft-page-break/>&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text:p>
      <text:p text:style-name="Standard"/>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text:p>
      <text:p text:style-name="Standard"/>
      <text:p text:style-name="Standard">&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text:p text:style-name="P1">&lt;div class="box"&gt;&lt;img class="img_box" src=" URL MINI BANN "&gt;&lt;h1&gt;Erland Mago &lt;/h1&gt;&lt;h2&gt;Magicien sans illusions&lt;/h2&gt;&lt;div class="separation"&gt; &lt;/div&gt;<text:line-break/>&lt;div class="prez1"&gt;&lt;h0&gt;?&lt;/h0&gt;&lt;!--<text:line-break/>--&gt;&lt;h0&gt;24 ans&lt;/h0&gt;&lt;!--<text:line-break/>--&gt;&lt;h0&gt;Masculin&lt;/h0&gt;&lt;!--<text:line-break/>--&gt;&lt;h0&gt;Citoyens&lt;/h0&gt;&lt;!--<text:line-break/>--&gt;&lt;h0&gt;Prestidigitateur/homme à tout faire&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text:soft-page-break/>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En fonction des catégories du listing<text:line-break/>&lt;div class="separation"&gt; &lt;/div&gt; Erland a la -merveilleuse- capacité de transformer n'importe quel alcool en eau. D'une utilité pas encore avérée, surtout pour un ivrogne comme lui.&lt;/div&gt;</text:p>
      <text:p text:style-name="Standard">&lt;div class="box"&gt;&lt;h3 style="margin-top:0px;"&gt;Histoire du personnage&lt;/h3&gt; &lt;div class="box_prez"&gt;</text:p>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pour être honnête- et Erland passait le plus clair de son temps libre à s'occuper d'elle. A peu de choses près, la vie de ce dernier avait parfaitement commencé. A peu de choses près...</text:p>
      <text:p text:style-name="Standard"/>
      <text:p text:style-name="Standard">Oui mais voilà, tout n'est jamais vraiment rose, et une ombre fit rapidement son apparition sur ce tableau si idyllique ; elle se présenta de manière assez anodine, lorsque le garçon atteint l'âge des cinq ans. Que se passa-t-il exactement, me demanderez-vous ? Eh bien justement, rien. Et en quoi est-ce un problème, reviendrez-vous à la charge ? Eh bien figurez-vous que la famille Mago a une petite particularité : ils jugent de la valeur d'une personne en fonction de la puissance du pouvoir dont elle a hérité. Aussi, lorsqu'à l'âge où les capacités magiques se déclarent normalement, le petit Erland ne montra pas le moindre signe de faculté spéciale, ses parents commencèrent doucement <text:soft-page-break/>mais sûrement à s'inquiéter. Bien sûr, au début personne ne s'affola. Après tout, il restait assez commun de ne pas voir son pouvoir se révéler si jeun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la moindre avancée en la matière. Dès lors, leur complicité disparut, tout comme Erland disparut aux yeux de leurs parents. Même sa cadette le méprisait désormais. La solitude devint son seul compagnon. C'est alors que l'un des domestiques qui s'était pris d'affection -de pitié ?- pour lui se mis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Erland regagnerait grâce aux yeux de ses parents. Après tout, ne s'agissait-il pas là également d'une forme de don ?</text:p>
      <text:p text:style-name="Standard"/>
      <text:p text:style-name="Standard">Mais tout le monde n'était pas de cet avis. Ou plutôt, personne ne l'était à part lui. Lorsque, après des lunes d'entraînement, le blondin prit son courage à deux mains et se lança dans une « représentation » devant sa famille, il fut accueilli par une indignation prude, flirtant avec une horreur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puis banni du territoire familiale, à la veille de ses dix-sept ans. Le sentiment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utilisait cette solution qu'en dernier recours. Mais il fallait reconnaître qu'en la matière, l'habileté développée grâce à la magie s'avérait fort utile.</text:p>
      <text:p text:style-name="Standard"/>
      <text:p text:style-name="Standard">Le garçon suivit ce mode de vie pendant quelques lunes, ses écarts lui valant une certaine quantité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avec un mensonge éhonté. Sans trop se formaliser, la jeune femme -d'apparence un peu plus vieille que lui- lui proposa <text:soft-page-break/>de la retrouver dans un bar du quartier, arguant qu'elle avait une proposition à lui faire. Erland accepta sans trop se poser de question -qu'avait-il à perdre ?- Le soir venu, il se rendit au point de rendez-vous, impatient de savoir ce que cette étrange fille avait à lui proposer.</text:p>
      <text:p text:style-name="Standard"/>
      <text:p text:style-name="Standard">&lt;/div&gt;&lt;/div&gt;&lt;div class="box3"&gt; &lt;/div&gt;&lt;div class="box"&gt;&lt;h3 style="margin-top:0px;"&gt;Derrière l'écran&lt;/h3&gt;&lt;img class="ico_prez" src="https://imgur.com/G1uGWlO.jpg" align=right&gt;Il y a... &lt;font class="sur"&gt;Toé&lt;/font&gt; <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10T11:49:34.84</dc:date>
    <meta:editing-duration>PT16H22M9S</meta:editing-duration>
    <meta:editing-cycles>622</meta:editing-cycles>
    <meta:generator>OpenOffice/4.1.7$Win32 OpenOffice.org_project/417m1$Build-9800</meta:generator>
    <meta:document-statistic meta:table-count="0" meta:image-count="0" meta:object-count="0" meta:page-count="7" meta:paragraph-count="32" meta:word-count="3564" meta:character-count="22222"/>
  </office:meta>
</office:document-meta>
</file>